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4df4d"/>
    </style:style>
    <style:style style:name="P2" style:family="paragraph" style:parent-style-name="Text_20_body" style:list-style-name="L1"/>
    <style:style style:name="P3" style:family="paragraph" style:parent-style-name="Text_20_body" style:list-style-name="L1">
      <style:text-properties fo:font-weight="bold"/>
    </style:style>
    <style:style style:name="P4" style:family="paragraph" style:parent-style-name="Text_20_body">
      <style:text-properties fo:font-weight="bold"/>
    </style:style>
    <style:style style:name="P5" style:family="paragraph" style:parent-style-name="Quotations">
      <style:text-properties fo:font-weight="bold"/>
    </style:style>
    <style:style style:name="P6" style:family="paragraph" style:parent-style-name="Text_20_body" style:list-style-name="L2"/>
    <style:style style:name="P7" style:family="paragraph" style:parent-style-name="Text_20_body" style:list-style-name="L2">
      <style:paragraph-properties fo:margin-left="0in" fo:margin-right="0in" fo:text-indent="0in" style:auto-text-indent="false"/>
    </style:style>
    <style:style style:name="T1" style:family="text">
      <style:text-properties fo:font-size="22pt" style:text-underline-style="solid" style:text-underline-type="double" style:text-underline-width="auto" style:text-underline-color="font-color" style:font-size-asian="22pt" style:font-size-complex="22pt"/>
    </style:style>
    <style:style style:name="T2"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Snapistry Nova</text:span> :</text:h>
      <text:h text:style-name="P1" text:outline-level="3">1. User Persona: "Creative Chris"</text:h>
      <text:p text:style-name="Text_20_body">Personas are fictional characters built from real-world frustrations and goals, ensuring we always design for a specific person, not a vague audience. Meet Chris:</text:p>
      <text:list text:style-name="L1">
        <text:list-item>
          <text:p text:style-name="P2"><text:span text:style-name="T2">About Chris:</text:span> Chris is a "prosumer"—a small business owner, a dedicated hobbyist, or a freelancer. They are passionate and have a great eye for what looks good, but they aren't a professional graphic designer. They need to create high-quality images for their Etsy shop, Instagram feed, client presentations, or personal creative projects.</text:p>
        </text:list-item>
        <text:list-item>
          <text:p text:style-name="P3">Goals:</text:p>
          <text:list>
            <text:list-item>
              <text:p text:style-name="P2">To produce professional-looking images that rival those made with high-end software.</text:p>
            </text:list-item>
            <text:list-item>
              <text:p text:style-name="P2">To perform edits quickly and efficiently without spending hours watching tutorials.</text:p>
            </text:list-item>
            <text:list-item>
              <text:p text:style-name="P2">To feel empowered and creative, turning the ideas in their head into reality without technical barriers.</text:p>
            </text:list-item>
          </text:list>
        </text:list-item>
        <text:list-item>
          <text:p text:style-name="P3">Pain Points &amp; Frustrations (The "Why"):</text:p>
          <text:list>
            <text:list-item>
              <text:p text:style-name="P2"><text:span text:style-name="T2">The "Brain Surgery" Problem:</text:span> Feels that professional software like Photoshop is overwhelmingly complex, with countless tools and menus that are irrelevant to their needs.</text:p>
            </text:list-item>
            <text:list-item>
              <text:p text:style-name="P2"><text:span text:style-name="T2">The "Glass Ceiling" Problem:</text:span> Finds that simple, free editors are intuitive for basic tasks but lack the power for more advanced needs like precise object removal or high-quality background replacement.</text:p>
            </text:list-item>
            <text:list-item>
              <text:p text:style-name="P2"><text:span text:style-name="T2">The "Instruction Manual" Problem:</text:span> Hates having to search for tutorials to figure out a multi-step process for what feels like a simple request. They just want the software to understand what they want to do.</text:p>
            </text:list-item>
          </text:list>
        </text:list-item>
      </text:list>
      <text:p text:style-name="Horizontal_20_Line"/>
      <text:h text:style-name="Heading_20_3" text:outline-level="3">2. Value Proposition for Snapistry Nova</text:h>
      <text:p text:style-name="Text_20_body">A value proposition is a clear statement that explains the benefit you offer, for whom, and how you do it uniquely well. It's the promise you make to Chris.</text:p>
      <text:p text:style-name="P4">Headline:</text:p>
      <text:p text:style-name="P5">Professional photo editing, radically simplified. Get Photoshop-level results with the ease of a conversation.</text:p>
      <text:p text:style-name="P4">Sub-headline:</text:p>
      <text:p text:style-name="Quotations"><text:soft-page-break/>For the creative person who doesn't have time for a steep learning curve, Snapistry Nova is the AI-powered image editor that understands you. Stop fighting with complex tools and start creating stunning images by simply describing what you want.</text:p>
      <text:p text:style-name="P4">Key Features as User Benefits:</text:p>
      <text:list text:style-name="L2">
        <text:list-item>
          <text:p text:style-name="P6"><text:span text:style-name="T2">Your AI Creative Assistant:</text:span> Never feel lost in a complex interface again. Our friendly AI guide (think of it as a helpful paperclip for creatives) provides tips and walks you through any process, from simple touch-ups to advanced compositions.</text:p>
        </text:list-item>
        <text:list-item>
          <text:p text:style-name="P7"><text:span text:style-name="T2">Edit with Plain English:</text:span> Forget menus and toolbars. Just type or speak your request. Say things like, "Remove the person in the background," "Make the sky look more dramatic," or "Upscale this for printing," and watch it happen instantly.   </text:p>
        </text:list-item>
        <text:list-item>
          <text:p text:style-name="P7"><text:span text:style-name="T2">Power without the Clutter:</text:span> We've stripped away the confusing, unnecessary features of professional software and kept all the power. Get one-click background removal, flawless object erasing, and intelligent image enhancement without the headache.   </text:p>
        </text:list-item>
        <text:list-item>
          <text:p text:style-name="P6"><text:span text:style-name="T2">Customer-First Pricing:</text:span> We believe everyone should have access to powerful creative tools. Snapistry Nova will offer a robust free version for everyday use, with an affordable, transparently-priced plan for those who need more power. No hidden fees, no expensive subscriptions.</text:p>
        </text:list-item>
      </text:list>
      <text:p text:style-name="Text_20_body">By defining this persona and value proposition, we've established a clear direction. "Chris" is now at the center of our project, and our promise is to deliver "professional results through conversation." This is a powerful and unique position in the current marke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2T01:54:55.378310937</meta:creation-date>
    <dc:date>2025-09-22T01:57:40.330192490</dc:date>
    <meta:editing-duration>PT1M58S</meta:editing-duration>
    <meta:editing-cycles>2</meta:editing-cycles>
    <meta:generator>LibreOffice/25.8.1.1$Linux_X86_64 LibreOffice_project/54047653041915e595ad4e45cccea684809c77b5</meta:generator>
    <meta:document-statistic meta:table-count="0" meta:image-count="0" meta:object-count="0" meta:page-count="2" meta:paragraph-count="24" meta:word-count="520" meta:character-count="3334" meta:non-whitespace-character-count="2846"/>
  </office:meta>
</office:document-meta>
</file>